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2698" officeooo:paragraph-rsid="00052698"/>
    </style:style>
    <style:style style:name="P2" style:family="paragraph" style:parent-style-name="Standard">
      <style:text-properties officeooo:rsid="000777a2" officeooo:paragraph-rsid="000777a2"/>
    </style:style>
    <style:style style:name="P3" style:family="paragraph" style:parent-style-name="Standard">
      <style:text-properties officeooo:rsid="0007fbdb" officeooo:paragraph-rsid="0007fbdb"/>
    </style:style>
    <style:style style:name="T1" style:family="text">
      <style:text-properties officeooo:rsid="0008dd64"/>
    </style:style>
    <style:style style:name="T2" style:family="text">
      <style:text-properties officeooo:rsid="00093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lar: Savanna Smith</text:p>
      <text:p text:style-name="P1">Mentor: Arthur Edwards</text:p>
      <text:p text:style-name="P1">Topic: Applications of a Cortical Algorithm to image recognition</text:p>
      <text:p text:style-name="P1"/>
      <text:p text:style-name="P2">The goal is to implement a cortical algorithm that learns star-field transformations. From a camera view, the algorithm should be able to predict where in the star-field it is and thus what stars and where it expects to see them, regardless of the transformation (direction and orientation of camera movement). <text:span text:style-name="T1">This builds an intuitive model of the star-fields in a similar sense to how humans learn to recognize objects.</text:span> Further, if the model encounters an unexpected object from its prediction, it has detected an anomaly. </text:p>
      <text:p text:style-name="P2"/>
      <text:p text:style-name="P3">- why transformations are important and how machine learning work has yet to find a good way to <text:s/>solve this</text:p>
      <text:p text:style-name="P3">- <text:s/>why cortical algorith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1:20:27.289511674</meta:creation-date>
    <dc:date>2017-05-25T15:04:36.433272500</dc:date>
    <meta:editing-duration>PT14M33S</meta:editing-duration>
    <meta:editing-cycles>6</meta:editing-cycles>
    <meta:generator>LibreOffice/5.2.7.2$Linux_X86_64 LibreOffice_project/20$Build-2</meta:generator>
    <meta:document-statistic meta:table-count="0" meta:image-count="0" meta:object-count="0" meta:page-count="1" meta:paragraph-count="6" meta:word-count="124" meta:character-count="766" meta:non-whitespace-character-count="645"/>
  </office:meta>
</office:document-meta>
</file>